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00000003339398E66F68DC2670.jpg" manifest:media-type="image/jpeg"/>
  <manifest:file-entry manifest:full-path="Pictures/10000000000001D6000002EEFA6F56400DAE2FBB.png" manifest:media-type="image/png"/>
  <manifest:file-entry manifest:full-path="Pictures/10000000000002EC0000049F2037D545697138D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24cm" svg:height="9.843cm" svg:x="2.905cm" svg:y="2.787cm">
          <draw:image xlink:href="Pictures/10000000000002EC0000049F2037D545697138D5.png" xlink:type="simple" xlink:show="embed" xlink:actuate="onLoad" draw:mime-type="image/png">
            <text:p/>
          </draw:image>
        </draw:frame>
        <draw:frame draw:style-name="gr1" draw:text-style-name="P1" draw:layer="layout" svg:width="6.223cm" svg:height="9.855cm" svg:x="12.747cm" svg:y="2.787cm">
          <draw:image xlink:href="Pictures/10000000000001D6000002EEFA6F56400DAE2FBB.png" xlink:type="simple" xlink:show="embed" xlink:actuate="onLoad" draw:mime-type="image/png">
            <text:p/>
          </draw:image>
        </draw:frame>
        <draw:frame draw:style-name="gr1" draw:text-style-name="P1" draw:layer="layout" svg:width="6.223cm" svg:height="9.855cm" svg:x="3.032cm" svg:y="15.17cm">
          <draw:image xlink:href="Pictures/1000000000000200000003339398E66F68DC2670.jpg" xlink:type="simple" xlink:show="embed" xlink:actuate="onLoad" draw:mime-type="image/jpeg">
            <text:p/>
          </draw:image>
        </draw:frame>
        <draw:frame draw:style-name="gr1" draw:text-style-name="P1" draw:layer="layout" svg:width="6.223cm" svg:height="9.855cm" svg:x="12.747cm" svg:y="15.157cm">
          <draw:image xlink:href="Pictures/1000000000000200000003339398E66F68DC267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7:02:14.019272017</meta:creation-date>
    <dc:date>2023-05-28T17:14:34.796330072</dc:date>
    <meta:editing-duration>PT11M3S</meta:editing-duration>
    <meta:editing-cycles>2</meta:editing-cycles>
    <meta:generator>LibreOffice/7.5.3.2$Linux_X86_64 LibreOffice_project/50$Build-2</meta:generator>
    <meta:document-statistic meta:object-count="4"/>
  </office:meta>
</office:document-meta>
</file>